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fo:break-before="page" table:align="left" style:writing-mode="lr-tb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3.1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9" style:family="table-row">
      <style:table-row-properties style:min-row-height="0.1139in" fo:keep-together="auto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rame_20_contents">
      <style:text-properties style:font-name="Menlo" fo:font-size="7.5pt" style:font-size-asian="7.5pt" style:font-name-complex="Menlo1" style:font-size-complex="7.5pt"/>
    </style:style>
    <style:style style:name="P2" style:family="paragraph" style:parent-style-name="Frame_20_contents">
      <style:paragraph-properties fo:margin-left="0.4917in" fo:margin-right="0in" fo:text-indent="0in" style:auto-text-indent="false"/>
    </style:style>
    <style:style style:name="P3" style:family="paragraph" style:parent-style-name="Frame_20_contents">
      <style:paragraph-properties fo:margin-left="0in" fo:margin-right="0in" fo:text-indent="0.4917in" style:auto-text-indent="false"/>
    </style:style>
    <style:style style:name="P4" style:family="paragraph" style:parent-style-name="Standard">
      <style:text-properties style:font-name="Menlo" fo:font-size="7.5pt" fo:font-weight="bold" style:font-size-asian="7.5pt" style:font-weight-asian="bold" style:font-name-complex="Menlo1" style:font-size-complex="7.5pt" style:font-weight-complex="bold"/>
    </style:style>
    <style:style style:name="P5" style:family="paragraph" style:parent-style-name="Standard">
      <style:text-properties style:font-name="Menlo" fo:font-size="7.5pt" fo:font-weight="bold" officeooo:paragraph-rsid="00048cbf" style:font-size-asian="7.5pt" style:font-weight-asian="bold" style:font-name-complex="Menlo1" style:font-size-complex="7.5pt" style:font-weight-complex="bold"/>
    </style:style>
    <style:style style:name="P6" style:family="paragraph" style:parent-style-name="Standard">
      <style:text-properties style:font-name="Menlo" fo:font-size="7.5pt" style:font-size-asian="7.5pt" style:font-name-complex="Menlo1" style:font-size-complex="7.5pt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Menlo" fo:font-size="12pt" fo:language="de" fo:country="DE" style:font-name-asian="Calibri1" style:font-size-asian="12pt" style:language-asian="en" style:country-asian="US" style:font-name-complex="Menlo1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Menlo" fo:font-size="12pt" fo:language="de" fo:country="DE" fo:font-weight="bold" style:font-name-asian="Calibri1" style:font-size-asian="12pt" style:language-asian="en" style:country-asian="US" style:font-weight-asian="bold" style:font-name-complex="Menlo1" style:font-size-complex="12pt" style:language-complex="ar" style:country-complex="SA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style:font-name-asian="Calibri1" style:language-asian="en" style:country-asian="US" style:language-complex="ar" style:country-complex="SA"/>
    </style:style>
    <style:style style:name="P11" style:family="paragraph" style:parent-style-name="Standard">
      <style:text-properties officeooo:rsid="00048cbf" officeooo:paragraph-rsid="00048cbf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enlo" fo:font-size="7.5pt" style:font-size-asian="7.5pt" style:font-name-complex="Menlo1" style:font-size-complex="7.5pt"/>
    </style:style>
    <style:style style:name="T2" style:family="text">
      <style:text-properties style:font-name="Menlo" fo:font-size="7.5pt" officeooo:rsid="00048cbf" style:font-size-asian="7.5pt" style:font-name-complex="Menlo1" style:font-size-complex="7.5pt"/>
    </style:style>
    <style:style style:name="T3" style:family="text">
      <style:text-properties style:font-name="Menlo" fo:font-size="7.5pt" fo:font-weight="bold" style:font-size-asian="7.5pt" style:font-weight-asian="bold" style:font-name-complex="Menlo1" style:font-size-complex="7.5pt" style:font-weight-complex="bold"/>
    </style:style>
    <style:style style:name="gr1" style:family="graphic" style:parent-style-name="Frame">
      <style:graphic-properties draw:stroke="solid" svg:stroke-width="0.0071in" svg:stroke-color="#000000" draw:fill="none" draw:textarea-vertical-align="top" draw:auto-grow-height="true" fo:min-height="0in" fo:min-width="0in" fo:padding-top="0.05in" fo:padding-bottom="0.05in" fo:padding-left="0.1in" fo:padding-right="0.1in" fo:wrap-option="wrap" fo:margin-left="0.1201in" fo:margin-right="0.1319in" fo:margin-top="0in" fo:margin-bottom="0.003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071in" svg:stroke-color="#000000" draw:fill="none" draw:textarea-vertical-align="top" draw:auto-grow-height="true" fo:min-height="0in" fo:min-width="0in" fo:padding-top="0.05in" fo:padding-bottom="0.05in" fo:padding-left="0.1in" fo:padding-right="0.1in" fo:wrap-option="wrap" fo:margin-left="0.1201in" fo:margin-right="0.1319in" fo:margin-top="0in" fo:margin-bottom="0.004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071in" svg:stroke-color="#000000" draw:fill="none" draw:textarea-vertical-align="top" draw:auto-grow-height="true" fo:min-height="0in" fo:min-width="0in" fo:padding-top="0.05in" fo:padding-bottom="0.05in" fo:padding-left="0.1in" fo:padding-right="0.1in" fo:wrap-option="wrap" fo:margin-left="0.1201in" fo:margin-right="0.1319in" fo:margin-top="0in" fo:margin-bottom="0.01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071in" svg:stroke-color="#000000" draw:fill="none" draw:textarea-vertical-align="top" draw:auto-grow-height="true" fo:min-height="0in" fo:min-width="0in" fo:padding-top="0.05in" fo:padding-bottom="0.05in" fo:padding-left="0.1in" fo:padding-right="0.1in" fo:wrap-option="wrap" fo:margin-left="0.1201in" fo:margin-right="0.1319in" fo:margin-top="0in" fo:margin-bottom="0.010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feld 1" draw:style-name="gr3" draw:text-style-name="P12" svg:width="6.615in" svg:height="4.5713in" svg:x="-0.0055in" svg:y="0.3063in"><text:p text:style-name="Frame_20_contents"><text:span text:style-name="T1">import XXXXX</text:span></text:p><text:p text:style-name="P1"/><text:p text:style-name="Frame_20_contents"><text:span text:style-name="T1">public class RDMain {</text:span></text:p><text:p text:style-name="P1"/><text:p text:style-name="Frame_20_contents"><text:span text:style-name="T1"><text:tab/>public static void main(java.lang.String[] args) {</text:span></text:p><text:p text:style-name="P1"/><text:p text:style-name="Frame_20_contents"><text:span text:style-name="T1"><text:tab/><text:tab/>SaphiraRobot robot = new SaphiraRobot(ECarDefines.DX4);</text:span></text:p><text:p text:style-name="Frame_20_contents"><text:span text:style-name="T1">//<text:tab/><text:tab/>SaphiraRobot robot = new SaphiraRobot(ECarDefines.JSIM_DX3);</text:span></text:p><text:p text:style-name="P1"/><text:p text:style-name="Frame_20_contents"><text:span text:style-name="T1">//<text:tab/><text:tab/>robot.addLaser();</text:span></text:p><text:p text:style-name="Frame_20_contents"><text:span text:style-name="T1"><text:tab/><text:tab/>robot.setRobPose(new Pose(0,0,20));</text:span></text:p><text:p text:style-name="Frame_20_contents"><text:span text:style-name="T1"><text:tab/><text:tab/></text:span></text:p><text:p text:style-name="Frame_20_contents"><text:span text:style-name="T1"><text:tab/><text:tab/>BehGroup dock = new BehGroup("Dock");</text:span></text:p><text:p text:style-name="Frame_20_contents"><text:span text:style-name="T1"><text:tab/><text:tab/>BehGroup turn = new BehGroup("Turn");</text:span></text:p><text:p text:style-name="Frame_20_contents"><text:span text:style-name="T1"><text:tab/><text:tab/></text:span></text:p><text:p text:style-name="Frame_20_contents"><text:span text:style-name="T1"><text:tab/><text:tab/>//BehGroup Dock</text:span></text:p><text:p text:style-name="Frame_20_contents"><text:span text:style-name="T1"><text:tab/><text:tab/>BehConstTransVel cv = new BehConstTransVel("ConstTransVel", 300);</text:span></text:p><text:p text:style-name="Frame_20_contents"><text:span text:style-name="T1"><text:tab/><text:tab/>BehLimFor lf = new BehLimFor("LimFor", 500, 800, 100);</text:span></text:p><text:p text:style-name="Frame_20_contents"><text:span text:style-name="T1"><text:s text:c="2"/><text:tab/> <text:s text:c="2"/><text:tab/>BehAlign al = new BehAlign("Align", 30, 5);</text:span></text:p><text:p text:style-name="Frame_20_contents"><text:span text:style-name="T1"><text:s text:c="2"/><text:tab/> <text:s text:c="3"/><text:tab/>BehStop st = new BehStop("Stop", 1000);</text:span></text:p><text:p text:style-name="Frame_20_contents"><text:span text:style-name="T1"><text:s text:c="2"/><text:tab/> <text:s text:c="3"/><text:tab/>BehSafeDock sd = new BehSafeDock("ObstDetect");</text:span></text:p><text:p text:style-name="Frame_20_contents"><text:span text:style-name="T1"><text:s text:c="2"/><text:tab/> <text:s text:c="3"/></text:span></text:p><text:p text:style-name="Frame_20_contents"><text:span text:style-name="T1"><text:s text:c="2"/><text:tab/> <text:s text:c="3"/><text:tab/>//BehGroup Turn</text:span></text:p><text:p text:style-name="Frame_20_contents"><text:span text:style-name="T1"><text:s text:c="2"/><text:tab/> <text:s text:c="3"/><text:tab/>BehTurn bt = new BehTurn("Turn", 90);</text:span></text:p><text:p text:style-name="P1"/><text:p text:style-name="Frame_20_contents"><text:span text:style-name="T1"><text:tab/><text:tab/>dock.add(lf, 80);</text:span></text:p><text:p text:style-name="Frame_20_contents"><text:span text:style-name="T1"><text:tab/><text:tab/>dock.add(cv, 50);</text:span></text:p><text:p text:style-name="Frame_20_contents"><text:span text:style-name="T1"><text:tab/><text:tab/>dock.add(al, 75);</text:span></text:p><text:p text:style-name="Frame_20_contents"><text:span text:style-name="T1"><text:tab/><text:tab/>dock.add(st, 80);</text:span></text:p><text:p text:style-name="P1"/><text:p text:style-name="Frame_20_contents"><text:span text:style-name="T1"><text:tab/><text:tab/>robot.add(dock);</text:span></text:p><text:p text:style-name="Frame_20_contents"><text:span text:style-name="T1"><text:tab/><text:tab/>robot.add(new RDStrategy(dock,turn));</text:span></text:p><text:p text:style-name="Frame_20_contents"><text:span text:style-name="T1"><text:tab/><text:tab/>robot.run();<text:tab/><text:tab/>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RDMain (Main Funktion von behaviour-&gt;rightangledock</text:span></text:p>
      <text:p text:style-name="P4"/>
      <text:p text:style-name="P4"/>
      <text:p text:style-name="P4"/>
      <text:p text:style-name="P4"/>
      <text:p text:style-name="Standard"><text:span text:style-name="T3">BehSafeDock -&gt; Ein Behavour als Bsp.</text:span></text:p>
      <text:p text:style-name="P4"><draw:custom-shape text:anchor-type="char" draw:z-index="2" draw:name="Textfeld 383263174" draw:style-name="gr3" draw:text-style-name="P12" svg:width="6.615in" svg:height="3.4043in" svg:x="0in" svg:y="0.1201in"><text:p text:style-name="Frame_20_contents"><text:span text:style-name="T1">package thi.irobcon.app.behaviour.rightangledock;</text:span></text:p><text:p text:style-name="P1"/><text:p text:style-name="Frame_20_contents"><text:span text:style-name="T1">import thi.irobcon.saphira.desire.DesRotVel;</text:span></text:p><text:p text:style-name="Frame_20_contents"><text:span text:style-name="T1">import thi.irobcon.saphira.desire.DesTransVel;</text:span></text:p><text:p text:style-name="Frame_20_contents"><text:span text:style-name="T1">import thi.irobcon.saphira.lps.Pose;</text:span></text:p><text:p text:style-name="Frame_20_contents"><text:span text:style-name="T1">import thi.irobcon.saphira.reactive.Behaviour;</text:span></text:p><text:p text:style-name="P1"/><text:p text:style-name="Frame_20_contents"><text:span text:style-name="T1">public class BehSafeDock extends Behaviour {</text:span></text:p><text:p text:style-name="P1"/><text:p text:style-name="Frame_20_contents"><text:span text:style-name="T1"><text:tab/>protected int tolerance;</text:span></text:p><text:p text:style-name="Frame_20_contents"><text:span text:style-name="T1"><text:tab/></text:span></text:p><text:p text:style-name="Frame_20_contents"><text:span text:style-name="T1"><text:tab/>public BehSafeDock(String behName) {</text:span></text:p><text:p text:style-name="Frame_20_contents"><text:span text:style-name="T1"><text:tab/><text:tab/>super(behName);</text:span></text:p><text:p text:style-name="Frame_20_contents"><text:span text:style-name="T1"><text:tab/>}</text:span></text:p><text:p text:style-name="Frame_20_contents"><text:span text:style-name="T1"><text:tab/>public void fire() {</text:span></text:p><text:p text:style-name="Frame_20_contents"><text:span text:style-name="T1"><text:tab/><text:tab/> <text:s/>int leftObst = 0; int rightObst = 0;</text:span></text:p><text:p text:style-name="Frame_20_contents"><text:span text:style-name="T1"><text:tab/><text:tab/> <text:s/>leftObst = robot.getSonarRange(0);</text:span></text:p><text:p text:style-name="Frame_20_contents"><text:span text:style-name="T1"><text:tab/><text:tab/> <text:s/>rightObst = robot.getSonarRange(7);</text:span></text:p><text:p text:style-name="Frame_20_contents"><text:span text:style-name="T1"><text:tab/><text:tab/> <text:s/></text:span></text:p><text:p text:style-name="Frame_20_contents"><text:span text:style-name="T1"><text:tab/><text:tab/> <text:s/>if(leftObst &lt; 1500 || rightObst &lt; 1500){</text:span></text:p><text:p text:style-name="Frame_20_contents"><text:span text:style-name="T1"><text:tab/><text:tab/><text:tab/> <text:s/>addDesire(new DesTransVel(0, 0.7));</text:span></text:p><text:p text:style-name="Frame_20_contents"><text:span text:style-name="T1"><text:tab/><text:tab/><text:tab/> <text:s/>addDesire(new DesRotVel(0, 1.0));</text:span></text:p><text:p text:style-name="Frame_20_contents"><text:span text:style-name="T1"><text:tab/><text:tab/><text:tab/> <text:s/>System.out.println("SafeDock -- Stop!!!");</text:span></text:p><text:p text:style-name="Frame_20_contents"><text:span text:style-name="T1"><text:tab/><text:tab/> <text:s/>}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custom-shape text:anchor-type="char" draw:z-index="1" draw:name="Textfeld 724242387" draw:style-name="gr4" draw:text-style-name="P12" svg:width="6.615in" svg:height="5.3976in" svg:x="0in" svg:y="0.1283in"><text:p text:style-name="Frame_20_contents"><text:span text:style-name="T1">package thi.irobcon.app.behaviour.rightangledock;</text:span></text:p><text:p text:style-name="P1"/><text:p text:style-name="Frame_20_contents"><text:span text:style-name="T1">import thi.irobcon.saphira.proactive.Strategy;</text:span></text:p><text:p text:style-name="Frame_20_contents"><text:span text:style-name="T1">import thi.irobcon.saphira.reactive.BehGroup;</text:span></text:p><text:p text:style-name="P1"/><text:p text:style-name="Frame_20_contents"><text:span text:style-name="T1">public class RDStrategy extends Strategy {</text:span></text:p><text:p text:style-name="P1"/><text:p text:style-name="Frame_20_contents"><text:span text:style-name="T1"><text:tab/>protected BehGroup dock, turn;</text:span></text:p><text:p text:style-name="Frame_20_contents"><text:span text:style-name="T1"><text:tab/>private boolean turned;</text:span></text:p><text:p text:style-name="Frame_20_contents"><text:span text:style-name="T1"><text:tab/></text:span></text:p><text:p text:style-name="Frame_20_contents"><text:span text:style-name="T1"><text:tab/>public RDStrategy(BehGroup dock, BehGroup turn) {</text:span></text:p><text:p text:style-name="Frame_20_contents"><text:span text:style-name="T1"><text:tab/><text:tab/>super();</text:span></text:p><text:p text:style-name="Frame_20_contents"><text:span text:style-name="T1"><text:tab/><text:tab/>this.dock = dock;</text:span></text:p><text:p text:style-name="Frame_20_contents"><text:span text:style-name="T1"><text:tab/><text:tab/>this.turn = turn;</text:span></text:p><text:p text:style-name="Frame_20_contents"><text:span text:style-name="T1"><text:tab/><text:tab/>addOutput("Try to dock ...");</text:span></text:p><text:p text:style-name="Frame_20_contents"><text:span text:style-name="T1"><text:tab/><text:tab/>turned = false;</text:span></text:p><text:p text:style-name="Frame_20_contents"><text:span text:style-name="T1"><text:tab/><text:tab/>dock.activateExclusive();</text:span></text:p><text:p text:style-name="Frame_20_contents"><text:span text:style-name="T1"><text:tab/>}</text:span></text:p><text:p text:style-name="P1"/><text:p text:style-name="Frame_20_contents"><text:span text:style-name="T1"><text:tab/>public void plan() {</text:span></text:p><text:p text:style-name="Frame_20_contents"><text:span text:style-name="T1"><text:tab/><text:tab/>if (dock.isSuccess()) {</text:span></text:p><text:p text:style-name="Frame_20_contents"><text:span text:style-name="T1"><text:tab/><text:tab/><text:tab/>//Found wall one!</text:span></text:p><text:p text:style-name="Frame_20_contents"><text:span text:style-name="T1"><text:tab/><text:tab/><text:tab/>addOutput("done\nSucceed ... stop");</text:span></text:p><text:p text:style-name="Frame_20_contents"><text:span text:style-name="T1"><text:tab/><text:tab/><text:tab/>//stopRunning();</text:span></text:p><text:p text:style-name="Frame_20_contents"><text:span text:style-name="T1"><text:tab/><text:tab/><text:tab/>if (turned){</text:span></text:p><text:p text:style-name="Frame_20_contents"><text:span text:style-name="T1"><text:tab/><text:tab/><text:tab/><text:tab/>stopRunning();</text:span></text:p><text:p text:style-name="Frame_20_contents"><text:span text:style-name="T1"><text:tab/><text:tab/><text:tab/>}</text:span></text:p><text:p text:style-name="Frame_20_contents"><text:span text:style-name="T1"><text:tab/><text:tab/><text:tab/>dock.deactivate();</text:span></text:p><text:p text:style-name="Frame_20_contents"><text:span text:style-name="T1"><text:tab/><text:tab/><text:tab/>addOutput("Turning....");</text:span></text:p><text:p text:style-name="Frame_20_contents"><text:span text:style-name="T1"><text:tab/><text:tab/><text:tab/>turn.activateExclusive();</text:span></text:p><text:p text:style-name="Frame_20_contents"><text:span text:style-name="T1"><text:tab/><text:tab/>}</text:span></text:p><text:p text:style-name="Frame_20_contents"><text:span text:style-name="T1"><text:tab/><text:tab/>if(turn.isSuccess() &amp;&amp; !turned){</text:span></text:p><text:p text:style-name="Frame_20_contents"><text:span text:style-name="T1"><text:tab/><text:tab/><text:tab/>addOutput("done\nTurned Successfully");</text:span></text:p><text:p text:style-name="Frame_20_contents"><text:span text:style-name="T1"><text:tab/><text:tab/><text:tab/>turned = true;</text:span></text:p><text:p text:style-name="Frame_20_contents"><text:span text:style-name="T1"><text:tab/><text:tab/><text:tab/>turn.deactivate();</text:span></text:p><text:p text:style-name="Frame_20_contents"><text:span text:style-name="T1"><text:tab/><text:tab/><text:tab/>dock.activateExclusive();</text:span></text:p><text:p text:style-name="Frame_20_contents"><text:span text:style-name="T1"><text:tab/><text:tab/>}</text:span></text:p><text:p text:style-name="Frame_20_contents"><text:span text:style-name="T1"><text:tab/><text:tab/>/*if(turned == true &amp;&amp; dock.isSuccess()){</text:span></text:p><text:p text:style-name="Frame_20_contents"><text:span text:style-name="T1"><text:tab/><text:tab/><text:tab/>addOutput("Docked and Turned Sucessfully");</text:span></text:p><text:p text:style-name="Frame_20_contents"><text:span text:style-name="T1"><text:tab/><text:tab/><text:tab/>stopRunning();</text:span></text:p><text:p text:style-name="Frame_20_contents"><text:span text:style-name="T1"><text:tab/><text:tab/>}*/<text:tab/>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3">RDStrategy <text:s/>-&gt; Planung und Aktivieren der BehaviourGroups </text:span></text:p>
      <text:p text:style-name="P4"/>
      <text:p text:style-name="P4"/>
      <text:p text:style-name="P5">BehStop – Weiteres Bsp (Behaviour)</text:p>
      <text:p text:style-name="Standard"><draw:custom-shape text:anchor-type="char" draw:z-index="3" draw:name="Textfeld 1268053620" draw:style-name="gr4" draw:text-style-name="P12" svg:width="6.615in" svg:height="3.4043in" svg:x="0in" svg:y="0.122in"><text:p text:style-name="Frame_20_contents"><text:span text:style-name="T1">package thi.irobcon.app.behaviour.rightangledock;</text:span></text:p><text:p text:style-name="P1"/><text:p text:style-name="Frame_20_contents"><text:span text:style-name="T1">import thi.irobcon.saphira.desire.DesTransVel;</text:span></text:p><text:p text:style-name="Frame_20_contents"><text:span text:style-name="T1">import thi.irobcon.saphira.reactive.Behaviour;</text:span></text:p><text:p text:style-name="P1"/><text:p text:style-name="Frame_20_contents"><text:span text:style-name="T1">public class BehStop extends Behaviour {</text:span></text:p><text:p text:style-name="P1"/><text:p text:style-name="Frame_20_contents"><text:span text:style-name="T1"><text:tab/>protected int stopDistance;</text:span></text:p><text:p text:style-name="Frame_20_contents"><text:span text:style-name="T1"><text:tab/></text:span></text:p><text:p text:style-name="P2"><text:span text:style-name="T1">public BehStop(String behName, int stopDistance) {</text:span></text:p><text:p text:style-name="Frame_20_contents"><text:span text:style-name="T1"><text:tab/><text:tab/>super(behName);</text:span></text:p><text:p text:style-name="Frame_20_contents"><text:span text:style-name="T1"><text:tab/><text:tab/>this.stopDistance = stopDistance;</text:span></text:p><text:p text:style-name="P3"><text:span text:style-name="T1">}</text:span></text:p><text:p text:style-name="P1"/><text:p text:style-name="P3"><text:span text:style-name="T1">public void fire() {</text:span></text:p><text:p text:style-name="Frame_20_contents"><text:span text:style-name="T1"><text:tab/><text:tab/> <text:s/>int dist = robot.getSonarRange(3);</text:span></text:p><text:p text:style-name="P1"/><text:p text:style-name="Frame_20_contents"><text:span text:style-name="T1"><text:tab/><text:tab/> <text:s/>if ( dist &lt;= stopDistance )</text:span></text:p><text:p text:style-name="Frame_20_contents"><text:span text:style-name="T1"><text:tab/><text:tab/> <text:s/>{</text:span></text:p><text:p text:style-name="Frame_20_contents"><text:span text:style-name="T1"><text:tab/><text:tab/><text:tab/> <text:s/>System.out.println( "Stop" );</text:span></text:p><text:p text:style-name="Frame_20_contents"><text:span text:style-name="T1"><text:tab/><text:tab/><text:tab/> <text:s/>addDesire(new DesTransVel(0, 1.0));</text:span></text:p><text:p text:style-name="Frame_20_contents"><text:span text:style-name="T1"><text:tab/><text:tab/><text:tab/> <text:s/>success();</text:span></text:p><text:p text:style-name="Frame_20_contents"><text:span text:style-name="T1"><text:tab/><text:tab/> <text:s/>}</text:span></text:p><text:p text:style-name="P3"><text:span text:style-name="T1">}</text:span></text:p><text:p text:style-name="Frame_20_contents"><text:span text:style-name="T1">}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6"/>
      <text:p text:style-name="P11"><draw:custom-shape text:anchor-type="char" draw:z-index="4" draw:name="Textfeld 1064947844" draw:style-name="gr4" draw:text-style-name="P12" svg:width="6.615in" svg:height="10.2343in" svg:x="0in" svg:y="0.122in"><text:p text:style-name="Frame_20_contents"><text:span text:style-name="T1">import thi.irobcon.ecar.ECarDefines;</text:span></text:p><text:p text:style-name="Frame_20_contents"><text:span text:style-name="T1">import thi.irobcon.script.IRobConScript;</text:span></text:p><text:p text:style-name="P1"/><text:p text:style-name="Frame_20_contents"><text:span text:style-name="T1">public class ServiceRoboticsScripts extends IRobConScript {</text:span></text:p><text:p text:style-name="P1"/><text:p text:style-name="Frame_20_contents"><text:span text:style-name="T1"><text:tab/>public void script() {</text:span></text:p><text:p text:style-name="Frame_20_contents"><text:span text:style-name="T1">//<text:tab/><text:tab/>autp();</text:span></text:p><text:p text:style-name="Frame_20_contents"><text:span text:style-name="T1">//<text:tab/><text:tab/>patrol();</text:span></text:p><text:p text:style-name="Frame_20_contents"><text:span text:style-name="T1">//<text:tab/> <text:s text:c="7"/>slalom1();</text:span></text:p><text:p text:style-name="Frame_20_contents"><text:span text:style-name="T1">//<text:tab/><text:tab/>slalom2();</text:span></text:p><text:p text:style-name="Frame_20_contents"><text:span text:style-name="T1">//<text:tab/><text:tab/>clean();</text:span></text:p><text:p text:style-name="Frame_20_contents"><text:span text:style-name="T1"><text:tab/><text:tab/>transport1();</text:span></text:p><text:p text:style-name="Frame_20_contents"><text:span text:style-name="T1"><text:tab/>}</text:span></text:p><text:p text:style-name="P1"/><text:p text:style-name="Frame_20_contents"><text:span text:style-name="T1"><text:tab/>protected void autp() {</text:span></text:p><text:p text:style-name="Frame_20_contents"><text:span text:style-name="T1"><text:tab/><text:tab/></text:span></text:p><text:p text:style-name="Frame_20_contents"><text:span text:style-name="T1">//<text:tab/><text:tab/>useRobot(ECarDefines.JSIM_DX1);</text:span></text:p><text:p text:style-name="Frame_20_contents"><text:span text:style-name="T1"><text:tab/><text:tab/>useRobot(ECarDefines.DX4);</text:span></text:p><text:p text:style-name="Frame_20_contents"><text:span text:style-name="T1"><text:tab/><text:tab/>turn(180);</text:span></text:p><text:p text:style-name="Frame_20_contents"><text:span text:style-name="T1"><text:tab/>}</text:span></text:p><text:p text:style-name="P1"/><text:p text:style-name="Frame_20_contents"><text:span text:style-name="T1"><text:tab/>protected void patrol() {</text:span></text:p><text:p text:style-name="Frame_20_contents"><text:span text:style-name="T1"><text:tab/><text:tab/></text:span></text:p><text:p text:style-name="Frame_20_contents"><text:span text:style-name="T1">//<text:tab/><text:tab/>useRobot(ECarDefines.JSIM_DX1);</text:span></text:p><text:p text:style-name="Frame_20_contents"><text:span text:style-name="T1"><text:tab/><text:tab/>useRobot(ECarDefines.DX4);</text:span></text:p><text:p text:style-name="Frame_20_contents"><text:span text:style-name="T1"><text:tab/><text:tab/>for (int i=0; i &lt; 10; i++) {</text:span></text:p><text:p text:style-name="Frame_20_contents"><text:span text:style-name="T1"><text:tab/><text:tab/><text:tab/>move(1000);</text:span></text:p><text:p text:style-name="Frame_20_contents"><text:span text:style-name="T1"><text:tab/><text:tab/><text:tab/>if (i%2==0) gripClose();</text:span></text:p><text:p text:style-name="Frame_20_contents"><text:span text:style-name="T1"><text:tab/><text:tab/><text:tab/>else gripOpen();</text:span></text:p><text:p text:style-name="Frame_20_contents"><text:span text:style-name="T1"><text:tab/><text:tab/><text:tab/>turn(180);</text:span></text:p><text:p text:style-name="Frame_20_contents"><text:span text:style-name="T1"><text:tab/><text:tab/>}</text:span></text:p><text:p text:style-name="Frame_20_contents"><text:span text:style-name="T1"><text:tab/>}</text:span></text:p><text:p text:style-name="P1"/><text:p text:style-name="Frame_20_contents"><text:span text:style-name="T1"><text:tab/>protected void clean() {</text:span></text:p><text:p text:style-name="Frame_20_contents"><text:span text:style-name="T1"><text:tab/><text:tab/></text:span></text:p><text:p text:style-name="Frame_20_contents"><text:span text:style-name="T1"><text:tab/><text:tab/>useRobot(ECarDefines.JSIM_DX1);</text:span></text:p><text:p text:style-name="Frame_20_contents"><text:span text:style-name="T1"><text:tab/><text:tab/>setRobPose(0,2000,90);</text:span></text:p><text:p text:style-name="Frame_20_contents"><text:span text:style-name="T1"><text:tab/>}</text:span></text:p><text:p text:style-name="Frame_20_contents"><text:span text:style-name="T1"><text:tab/><text:tab/></text:span></text:p><text:p text:style-name="Frame_20_contents"><text:span text:style-name="T1"><text:tab/>protected void transport1()</text:span></text:p><text:p text:style-name="Frame_20_contents"><text:span text:style-name="T1"><text:tab/>{</text:span></text:p><text:p text:style-name="Frame_20_contents"><text:span text:style-name="T1">//<text:tab/><text:tab/>useRobot(ECarDefines.SIM_DX1);</text:span></text:p><text:p text:style-name="Frame_20_contents"><text:span text:style-name="T1"><text:tab/><text:tab/>useRobot(ECarDefines.DX4);</text:span></text:p><text:p text:style-name="Frame_20_contents"><text:span text:style-name="T1"><text:tab/><text:tab/>setRobPose(-2000,0,0);</text:span></text:p><text:p text:style-name="Frame_20_contents"><text:span text:style-name="T1"><text:tab/><text:tab/>liftDown();</text:span></text:p><text:p text:style-name="Frame_20_contents"><text:span text:style-name="T1"><text:tab/><text:tab/>gripClose();</text:span></text:p><text:p text:style-name="Frame_20_contents"><text:span text:style-name="T1"><text:tab/><text:tab/>wait(50);</text:span></text:p><text:p text:style-name="Frame_20_contents"><text:span text:style-name="T1"><text:tab/><text:tab/>int distToBlock = (getSonarRange(3) + getSonarRange(4)) / 2;</text:span></text:p><text:p text:style-name="Frame_20_contents"><text:span text:style-name="T1"><text:tab/><text:tab/>while(getSonarRange(3) &gt; 500 &amp;&amp; getSonarRange(4) &gt; 500)</text:span></text:p><text:p text:style-name="Frame_20_contents"><text:span text:style-name="T1"><text:tab/><text:tab/>{</text:span></text:p><text:p text:style-name="Frame_20_contents"><text:span text:style-name="T1"><text:tab/><text:tab/><text:tab/>speed(20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while(getSonarRange(3) &gt; 260 &amp;&amp; getSonarRange(4) &gt; 260)</text:span></text:p><text:p text:style-name="Frame_20_contents"><text:span text:style-name="T1"><text:tab/><text:tab/>{</text:span></text:p><text:p text:style-name="Frame_20_contents"><text:span text:style-name="T1"><text:tab/><text:tab/><text:tab/>speed(5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wait(10);</text:span></text:p><text:p text:style-name="Frame_20_contents"><text:span text:style-name="T1"><text:tab/><text:tab/>gripClose();</text:span></text:p><text:p text:style-name="Frame_20_contents"><text:span text:style-name="T1"><text:tab/><text:tab/>liftUp();</text:span></text:p><text:p text:style-name="Frame_20_contents"><text:span text:style-name="T1"><text:tab/><text:tab/>wait(50);</text:span></text:p><text:p text:style-name="Frame_20_contents"><text:span text:style-name="T1"><text:tab/><text:tab/>move(-(distToBlock));</text:span></text:p><text:p text:style-name="Frame_20_contents"><text:span text:style-name="T1"><text:tab/><text:tab/>turn(90);</text:span></text:p><text:p text:style-name="Frame_20_contents"><text:span text:style-name="T1"><text:tab/><text:tab/>panTilt(-90, 0);</text:span></text:p><text:p text:style-name="Frame_20_contents"><text:span text:style-name="T1"><text:tab/><text:tab/>while(getBlobX(2) != 195)</text:span></text:p><text:p text:style-name="Frame_20_contents"><text:span text:style-name="T1"><text:tab/><text:tab/>{</text:span></text:p><text:p text:style-name="Frame_20_contents"><text:span text:style-name="T1"><text:tab/><text:tab/><text:tab/>speed(15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turn(-90);</text:span></text:p><text:p text:style-name="Frame_20_contents"><text:span text:style-name="T1"><text:tab/><text:tab/>panTilt(0,0);</text:span></text:p><text:p text:style-name="Frame_20_contents"><text:span text:style-name="T1"><text:tab/><text:tab/>move(distToBlock);</text:span></text:p><text:p text:style-name="Frame_20_contents"><text:span text:style-name="T1"><text:tab/><text:tab/>wait(10);</text:span></text:p><text:p text:style-name="Frame_20_contents"><text:span text:style-name="T1"><text:tab/><text:tab/>liftDown(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move(-100);<text:tab/></text:span></text:p><text:p text:style-name="Frame_20_contents"><text:span text:style-name="T1"><text:tab/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/></text:p>
      <text:p text:style-name="P6"><draw:custom-shape text:anchor-type="char" draw:z-index="5" draw:name="Textfeld 1790727798" draw:style-name="gr3" draw:text-style-name="P12" svg:width="6.615in" svg:height="10.8661in" svg:x="0in" svg:y="0.1181in"><text:p text:style-name="Frame_20_contents"><text:span text:style-name="T1">public void useRobot(String name) {</text:span></text:p><text:p text:style-name="Frame_20_contents"><text:span text:style-name="T1"><text:tab/><text:tab/>ecar = new ECar(name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ublic abstract void script();</text:span></text:p><text:p text:style-name="Frame_20_contents"><text:span text:style-name="T1"><text:tab/></text:span></text:p><text:p text:style-name="Frame_20_contents"><text:span text:style-name="T1">protected void setRobPose(int x, int y, int th) {</text:span></text:p><text:p text:style-name="Frame_20_contents"><text:span text:style-name="T1"><text:tab/><text:tab/>ecar.setRobPose(x, y, th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move(int dist) {</text:span></text:p><text:p text:style-name="Frame_20_contents"><text:span text:style-name="T1"><text:tab/><text:tab/>ecar.move(dist);</text:span></text:p><text:p text:style-name="Frame_20_contents"><text:span text:style-name="T1">}</text:span></text:p><text:p text:style-name="P1"/><text:p text:style-name="Frame_20_contents"><text:span text:style-name="T1">protected void turn(int deg) {</text:span></text:p><text:p text:style-name="Frame_20_contents"><text:span text:style-name="T1"><text:tab/><text:tab/>ecar.turn(deg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speed(int transVel) {</text:span></text:p><text:p text:style-name="Frame_20_contents"><text:span text:style-name="T1"><text:tab/><text:tab/>ecar.speed(transVel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rotate(int rotVel) {</text:span></text:p><text:p text:style-name="Frame_20_contents"><text:span text:style-name="T1"><text:tab/><text:tab/>ecar.rotate(rotVel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gripOpen() {</text:span></text:p><text:p text:style-name="Frame_20_contents"><text:span text:style-name="T1"><text:tab/><text:tab/>ecar.gripOpen(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gripClose() {</text:span></text:p><text:p text:style-name="Frame_20_contents"><text:span text:style-name="T1"><text:tab/><text:tab/>ecar.gripClose(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liftUp() {</text:span></text:p><text:p text:style-name="Frame_20_contents"><text:span text:style-name="T1"><text:tab/><text:tab/>ecar.liftUp(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liftDown() {</text:span></text:p><text:p text:style-name="Frame_20_contents"><text:span text:style-name="T1"><text:tab/><text:tab/>ecar.liftDown(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int getSonarRange(int sonNum) {</text:span></text:p><text:p text:style-name="Frame_20_contents"><text:span text:style-name="T1"><text:tab/><text:tab/>return ecar.getSonarRange(sonNum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int[] getSonarRanges() {</text:span></text:p><text:p text:style-name="Frame_20_contents"><text:span text:style-name="T1"><text:tab/><text:tab/>return ecar.getSonarRanges();</text:span></text:p><text:p text:style-name="Frame_20_contents"><text:span text:style-name="T1">}</text:span></text:p><text:p text:style-name="P1"/><text:p text:style-name="Frame_20_contents"><text:span text:style-name="T1">protected int[] getLaserRanges() {</text:span></text:p><text:p text:style-name="Frame_20_contents"><text:span text:style-name="T1"><text:tab/><text:tab/>return ecar.getLaserRanges(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addOutput(String s) {</text:span></text:p><text:p text:style-name="Frame_20_contents"><text:span text:style-name="T1"><text:tab/><text:tab/>System.out.print(s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addOutputLn(String s) {</text:span></text:p><text:p text:style-name="Frame_20_contents"><text:span text:style-name="T1"><text:tab/><text:tab/>System.out.println(s)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wait(int cycles) {</text:span></text:p><text:p text:style-name="Frame_20_contents"><text:span text:style-name="T1"><text:tab/><text:tab/>ecar.wait(cycles);</text:span></text:p><text:p text:style-name="Frame_20_contents"><text:span text:style-name="T1">}</text:span></text:p><text:p text:style-name="P1"/><text:p text:style-name="Frame_20_contents"><text:span text:style-name="T1">protected int getBlobX(int channel) {</text:span></text:p><text:p text:style-name="Frame_20_contents"><text:span text:style-name="T1"><text:tab/>if (ecar.getNumBlobs(channel) &gt; 0) {</text:span></text:p><text:p text:style-name="Frame_20_contents"><text:span text:style-name="T1">//<text:tab/><text:tab/>Blob blob = ecar.getBlob(channel, 0);</text:span></text:p><text:p text:style-name="Frame_20_contents"><text:span text:style-name="T1"><text:tab/><text:tab/>Blob blob = ecar.getBlob(channel, 1); <text:s/>// old version acts, wird direkt verwendet</text:span></text:p><text:p text:style-name="Frame_20_contents"><text:span text:style-name="T1"><text:tab/><text:tab/>return blob.getXCG();</text:span></text:p><text:p text:style-name="Frame_20_contents"><text:span text:style-name="T1"><text:tab/>}</text:span></text:p><text:p text:style-name="Frame_20_contents"><text:span text:style-name="T1"><text:tab/><text:tab/>else return -1;</text:span></text:p><text:p text:style-name="Frame_20_contents"><text:span text:style-name="T1">}</text:span></text:p><text:p text:style-name="Frame_20_contents"><text:span text:style-name="T1"><text:tab/></text:span></text:p><text:p text:style-name="Frame_20_contents"><text:span text:style-name="T1">protected void panTilt(int pan, int tilt) {</text:span></text:p><text:p text:style-name="Frame_20_contents"><text:span text:style-name="T1"><text:tab/>ecar.panTilt(pan, tilt);</text:span></text:p><text:p text:style-name="Frame_20_contents"><text:span text:style-name="T1">}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">useRobot(String name)</text:span></text:p>
          </table:table-cell>
          <table:table-cell table:style-name="Table1.A1" office:value-type="string">
            <text:p text:style-name="P10"><text:span text:style-name="T1">Benutzer Roboter (ECarDefines.DX4 bzw. JSIM_DX1)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setRobPose(int x, int y, int th)</text:span></text:p>
          </table:table-cell>
          <table:table-cell table:style-name="Table1.A1" office:value-type="string">
            <text:p text:style-name="P10"><text:span text:style-name="T1">Roboter an bestimmte Stelle setzen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3">Lokomotion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1">speed(int v)</text:span></text:p>
          </table:table-cell>
          <table:table-cell table:style-name="Table1.A1" office:value-type="string">
            <text:p text:style-name="P10"><text:span text:style-name="T1">Geschwindigkeit non blocking (+vor/-rück)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rotate(int av)</text:span></text:p>
          </table:table-cell>
          <table:table-cell table:style-name="Table1.A1" office:value-type="string">
            <text:p text:style-name="P10"><text:span text:style-name="T1">Rotation in deg/s non blocking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move(int d)</text:span></text:p>
          </table:table-cell>
          <table:table-cell table:style-name="Table1.A1" office:value-type="string">
            <text:p text:style-name="P10"><text:span text:style-name="T1">Bewegen für d Millimeter(!) blocking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turn(int a)</text:span></text:p>
          </table:table-cell>
          <table:table-cell table:style-name="Table1.A1" office:value-type="string">
            <text:p text:style-name="P10"><text:span text:style-name="T1">Drehen in a Grad. Note: -90 ist rechts</text:span></text:p>
          </table:table-cell>
        </table:table-row>
        <table:table-row table:style-name="Table1.9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3">Sonar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1">getSonarRange(int n)</text:span></text:p>
          </table:table-cell>
          <table:table-cell table:style-name="Table1.A1" office:value-type="string">
            <text:p text:style-name="P10"><text:span text:style-name="T1">min. Hindernisdist. (mm) von Rob.Mittelp.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3">Kamera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1">getBlobX(int ch)</text:span></text:p>
          </table:table-cell>
          <table:table-cell table:style-name="Table1.A1" office:value-type="string">
            <text:p text:style-name="P10"><text:span text:style-name="T1">Koordinaten v. Schwerpunkt des Blobs von ch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anTilt(int pan, int tilt)</text:span></text:p>
          </table:table-cell>
          <table:table-cell table:style-name="Table1.A1" office:value-type="string">
            <text:p text:style-name="P10"><text:span text:style-name="T1">Kamera drehen (pan), Neigen (tilt)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3">Manipulator (2 DOF)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1">gripOpen()</text:span></text:p>
          </table:table-cell>
          <table:table-cell table:style-name="Table1.A1" office:value-type="string">
            <text:p text:style-name="P10"><text:span text:style-name="T1">Öffnen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gripClose()</text:span></text:p>
          </table:table-cell>
          <table:table-cell table:style-name="Table1.A1" office:value-type="string">
            <text:p text:style-name="P10"><text:span text:style-name="T1">Schließen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liftUp()</text:span></text:p>
          </table:table-cell>
          <table:table-cell table:style-name="Table1.A1" office:value-type="string">
            <text:p text:style-name="P10"><text:span text:style-name="T1">Greifer auf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liftDown()</text:span></text:p>
          </table:table-cell>
          <table:table-cell table:style-name="Table1.A1" office:value-type="string">
            <text:p text:style-name="P10"><text:span text:style-name="T1">Greifer runter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3">Kontrollstruk.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<text:span text:style-name="T1">wait(int n)</text:span></text:p>
          </table:table-cell>
          <table:table-cell table:style-name="Table1.A1" office:value-type="string">
            <text:p text:style-name="P10"><text:span text:style-name="T1">Wait for n (100ms)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3">Desires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1">DesTransVel</text:span><text:span text:style-name="T2">(double vel, double strength)</text:span></text:p>
          </table:table-cell>
          <table:table-cell table:style-name="Table2.A1" office:value-type="string">
            <text:p text:style-name="P10"><text:span text:style-name="T1">Desire vor/rück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DesRotVel</text:span><text:span text:style-name="T2">(double vel, double strength)</text:span></text:p>
          </table:table-cell>
          <table:table-cell table:style-name="Table2.A1" office:value-type="string">
            <text:p text:style-name="P10"><text:span text:style-name="T1">Desire Rotatio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DesCamPan / DesCamTilt</text:span><text:span text:style-name="T2">(int value, double strength)</text:span></text:p>
          </table:table-cell>
          <table:table-cell table:style-name="Table2.A1" office:value-type="string">
            <text:p text:style-name="P10"><text:span text:style-name="T1">Desires Kamera Ausrichtung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DesGrip / DesLift</text:span><text:span text:style-name="T2">(boolean open/up, double strength)</text:span></text:p>
          </table:table-cell>
          <table:table-cell table:style-name="Table2.A1" office:value-type="string">
            <text:p text:style-name="P10"><text:span text:style-name="T1">Greifer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3">Behaviours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1">BehConstTransVel(String actionName, int vel)</text:span></text:p>
          </table:table-cell>
          <table:table-cell table:style-name="Table2.A1" office:value-type="string">
            <text:p text:style-name="P10"><text:span text:style-name="T1">Fahren mit konst. Geschw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ConstRotVel(String actionName, int vel)</text:span></text:p>
          </table:table-cell>
          <table:table-cell table:style-name="Table2.A1" office:value-type="string">
            <text:p text:style-name="P10"><text:span text:style-name="T1">Rotation mit konst. Geschw.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LimFor(name, stopDist, slowDist, slowSpeed) </text:span></text:p>
          </table:table-cell>
          <table:table-cell table:style-name="Table2.A1" office:value-type="string">
            <text:p text:style-name="P10"><text:span text:style-name="T1">Annähern und langsamer werden vor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LimBack(name, stopDist, slowDist, slowSpeed)</text:span></text:p>
          </table:table-cell>
          <table:table-cell table:style-name="Table2.A1" office:value-type="string">
            <text:p text:style-name="P10"><text:span text:style-name="T1">Annähern und langsamer werden rück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CamInit(name, pan, tilt, zoom)</text:span></text:p>
          </table:table-cell>
          <table:table-cell table:style-name="Table2.A1" office:value-type="string">
            <text:p text:style-name="P10"><text:span text:style-name="T1">Kamera initialisiere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Move()</text:span></text:p>
          </table:table-cell>
          <table:table-cell table:style-name="Table2.A1" office:value-type="string">
            <text:p text:style-name="P10"><text:span text:style-name="T1">Fahren nach Odometriedate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BehTurn()</text:span></text:p>
          </table:table-cell>
          <table:table-cell table:style-name="Table2.A1" office:value-type="string">
            <text:p text:style-name="P10"><text:span text:style-name="T1">Drehen nach Odometriedaten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Standard"><draw:custom-shape text:anchor-type="char" draw:z-index="7" draw:name="Textfeld 412382892" draw:style-name="gr3" draw:text-style-name="P12" svg:width="6.615in" svg:height="5.5921in" svg:x="-0.0047in" svg:y="3.5264in"><text:p text:style-name="Frame_20_contents"><text:span text:style-name="T1">protected void transport2()</text:span></text:p><text:p text:style-name="Frame_20_contents"><text:span text:style-name="T1"><text:tab/>{</text:span></text:p><text:p text:style-name="Frame_20_contents"><text:span text:style-name="T1">//<text:tab/><text:tab/>useRobot(ECarDefines.SIM_DX1);</text:span></text:p><text:p text:style-name="Frame_20_contents"><text:span text:style-name="T1"><text:tab/><text:tab/>useRobot(ECarDefines.DX4);</text:span></text:p><text:p text:style-name="Frame_20_contents"><text:span text:style-name="T1"><text:tab/><text:tab/>setRobPose(-2000,0,0);</text:span></text:p><text:p text:style-name="Frame_20_contents"><text:span text:style-name="T1"><text:tab/><text:tab/>liftDown();</text:span></text:p><text:p text:style-name="Frame_20_contents"><text:span text:style-name="T1"><text:tab/><text:tab/>gripClose();</text:span></text:p><text:p text:style-name="Frame_20_contents"><text:span text:style-name="T1"><text:tab/><text:tab/>wait(50);</text:span></text:p><text:p text:style-name="Frame_20_contents"><text:span text:style-name="T1"><text:tab/><text:tab/>int distToBlock = (getSonarRange(3) + getSonarRange(4)) / 2;</text:span></text:p><text:p text:style-name="Frame_20_contents"><text:span text:style-name="T1"><text:tab/><text:tab/>while(getSonarRange(3) &gt; 500 &amp;&amp; getSonarRange(4) &gt; 500)</text:span></text:p><text:p text:style-name="Frame_20_contents"><text:span text:style-name="T1"><text:tab/><text:tab/>{</text:span></text:p><text:p text:style-name="Frame_20_contents"><text:span text:style-name="T1"><text:tab/><text:tab/><text:tab/>speed(20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while(getSonarRange(3) &gt; 260 &amp;&amp; getSonarRange(4) &gt; 260)</text:span></text:p><text:p text:style-name="Frame_20_contents"><text:span text:style-name="T1"><text:tab/><text:tab/>{</text:span></text:p><text:p text:style-name="Frame_20_contents"><text:span text:style-name="T1"><text:tab/><text:tab/><text:tab/>speed(5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wait(10);</text:span></text:p><text:p text:style-name="Frame_20_contents"><text:span text:style-name="T1"><text:tab/><text:tab/>gripClose();</text:span></text:p><text:p text:style-name="Frame_20_contents"><text:span text:style-name="T1"><text:tab/><text:tab/>liftUp();</text:span></text:p><text:p text:style-name="Frame_20_contents"><text:span text:style-name="T1"><text:tab/><text:tab/>wait(50);</text:span></text:p><text:p text:style-name="Frame_20_contents"><text:span text:style-name="T1"><text:tab/><text:tab/>move(-(distToBlock));</text:span></text:p><text:p text:style-name="Frame_20_contents"><text:span text:style-name="T1"><text:tab/><text:tab/>turn(90);</text:span></text:p><text:p text:style-name="Frame_20_contents"><text:span text:style-name="T1"><text:tab/><text:tab/>panTilt(-90, 0);</text:span></text:p><text:p text:style-name="Frame_20_contents"><text:span text:style-name="T1"><text:tab/><text:tab/>while(getBlobX(2) != 195)</text:span></text:p><text:p text:style-name="Frame_20_contents"><text:span text:style-name="T1"><text:tab/><text:tab/>{</text:span></text:p><text:p text:style-name="Frame_20_contents"><text:span text:style-name="T1"><text:tab/><text:tab/><text:tab/>speed(15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turn(-90);</text:span></text:p><text:p text:style-name="Frame_20_contents"><text:span text:style-name="T1"><text:tab/><text:tab/>panTilt(0,0);</text:span></text:p><text:p text:style-name="Frame_20_contents"><text:span text:style-name="T1"><text:tab/><text:tab/>move(distToBlock);</text:span></text:p><text:p text:style-name="Frame_20_contents"><text:span text:style-name="T1"><text:tab/><text:tab/>wait(10);</text:span></text:p><text:p text:style-name="Frame_20_contents"><text:span text:style-name="T1"><text:tab/><text:tab/>liftDown(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move(-100);</text:span></text:p><text:p text:style-name="Frame_20_contents"><text:span text:style-name="T1"><text:tab/><text:tab/></text:span></text:p><text:p text:style-name="Frame_20_contents"><text:span text:style-name="T1"><text:tab/><text:tab/></text:span></text:p><text:p text:style-name="Frame_20_contents"><text:span text:style-name="T1"><text:tab/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feld 1696336117" draw:style-name="gr3" draw:text-style-name="P12" svg:width="6.615in" svg:height="3.4043in" svg:x="0in" svg:y="0.128in"><text:p text:style-name="Frame_20_contents"><text:span text:style-name="T1">protected void transport1()</text:span></text:p><text:p text:style-name="Frame_20_contents"><text:span text:style-name="T1"><text:tab/>{</text:span></text:p><text:p text:style-name="Frame_20_contents"><text:span text:style-name="T1"><text:tab/><text:tab/>useRobot(ECarDefines.SIM_DX1);</text:span></text:p><text:p text:style-name="Frame_20_contents"><text:span text:style-name="T1"><text:tab/><text:tab/>setRobPose(-2000,0,0);</text:span></text:p><text:p text:style-name="Frame_20_contents"><text:span text:style-name="T1"><text:tab/><text:tab/>liftDown();</text:span></text:p><text:p text:style-name="Frame_20_contents"><text:span text:style-name="T1"><text:tab/><text:tab/>gripClose();</text:span></text:p><text:p text:style-name="Frame_20_contents"><text:span text:style-name="T1"><text:tab/><text:tab/>int distToBlock = (getSonarRange(3) + getSonarRange(4)) / 2;</text:span></text:p><text:p text:style-name="Frame_20_contents"><text:span text:style-name="T1"><text:tab/><text:tab/>while(getSonarRange(3) &gt; 300 &amp;&amp; getSonarRange(4) &gt; 300)</text:span></text:p><text:p text:style-name="Frame_20_contents"><text:span text:style-name="T1"><text:tab/><text:tab/>{</text:span></text:p><text:p text:style-name="Frame_20_contents"><text:span text:style-name="T1"><text:tab/><text:tab/><text:tab/>speed(200);</text:span></text:p><text:p text:style-name="Frame_20_contents"><text:span text:style-name="T1"><text:tab/><text:tab/>}</text:span></text:p><text:p text:style-name="Frame_20_contents"><text:span text:style-name="T1"><text:tab/><text:tab/>gripOpen();</text:span></text:p><text:p text:style-name="Frame_20_contents"><text:span text:style-name="T1"><text:tab/><text:tab/>while(getSonarRange(3) &gt; 260 &amp;&amp; getSonarRange(4) &lt; 260)</text:span></text:p><text:p text:style-name="Frame_20_contents"><text:span text:style-name="T1"><text:tab/><text:tab/>{</text:span></text:p><text:p text:style-name="Frame_20_contents"><text:span text:style-name="T1"><text:tab/><text:tab/><text:tab/>speed(50);</text:span></text:p><text:p text:style-name="Frame_20_contents"><text:span text:style-name="T1"><text:tab/><text:tab/>}</text:span></text:p><text:p text:style-name="Frame_20_contents"><text:span text:style-name="T1"><text:tab/><text:tab/>speed(0);</text:span></text:p><text:p text:style-name="Frame_20_contents"><text:span text:style-name="T1"><text:tab/><text:tab/>wait(10);</text:span></text:p><text:p text:style-name="Frame_20_contents"><text:span text:style-name="T1"><text:tab/><text:tab/>gripClose();</text:span></text:p><text:p text:style-name="Frame_20_contents"><text:span text:style-name="T1"><text:tab/><text:tab/>liftUp();</text:span></text:p><text:p text:style-name="Frame_20_contents"><text:span text:style-name="T1"><text:tab/><text:tab/>move(-(distToBlock));</text:span></text:p><text:p text:style-name="Frame_20_contents"><text:span text:style-name="T1"><text:tab/><text:tab/>turn(90);</text:span></text:p><text:p text:style-name="Frame_20_contents"><text:span text:style-name="T1"><text:tab/><text:tab/>move(100);</text:span></text:p><text:p text:style-name="Frame_20_contents"><text:span text:style-name="T1"><text:tab/><text:tab/></text:span></text:p><text:p text:style-name="Frame_20_contents"><text:span text:style-name="T1"><text:tab/><text:tab/></text:span></text:p><text:p text:style-name="Frame_20_contents"><text:span text:style-name="T1"><text:tab/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aktikumsaufgaben Blatt 1: </text:span></text:p>
      <text:p text:style-name="P6"><text:soft-page-break/></text:p>
      <text:p text:style-name="P6"/>
      <text:p text:style-name="P6"/>
      <text:p text:style-name="P6"/>
      <text:p text:style-name="P6"/>
      <text:p text:style-name="P6"><draw:custom-shape text:anchor-type="char" draw:z-index="8" draw:name="Textfeld 267651127" draw:style-name="gr3" draw:text-style-name="P12" svg:width="6.615in" svg:height="9.165in" svg:x="0in" svg:y="0.128in"><text:p text:style-name="Frame_20_contents"><text:span text:style-name="T1">protected void transport3()</text:span></text:p><text:p text:style-name="Frame_20_contents"><text:span text:style-name="T1"><text:tab/>{</text:span></text:p><text:p text:style-name="Frame_20_contents"><text:span text:style-name="T1">//<text:tab/><text:tab/>useRobot(ECarDefines.SIM_DX1);</text:span></text:p><text:p text:style-name="Frame_20_contents"><text:span text:style-name="T1"><text:tab/><text:tab/>useRobot(ECarDefines.DX4);</text:span></text:p><text:p text:style-name="Frame_20_contents"><text:span text:style-name="T1"><text:tab/><text:tab/>setRobPose(-2000,0,0);</text:span></text:p><text:p text:style-name="Frame_20_contents"><text:span text:style-name="T1"><text:tab/><text:tab/>liftDown();</text:span></text:p><text:p text:style-name="Frame_20_contents"><text:span text:style-name="T1"><text:tab/><text:tab/>gripClose();</text:span></text:p><text:p text:style-name="Frame_20_contents"><text:span text:style-name="T1"><text:tab/><text:tab/>panTilt(0, -20);</text:span></text:p><text:p text:style-name="Frame_20_contents"><text:span text:style-name="T1"><text:tab/><text:tab/>wait(100);</text:span></text:p><text:p text:style-name="P1"/><text:p text:style-name="Frame_20_contents"><text:span text:style-name="T1">// Searches for Colorchannel 1</text:span></text:p><text:p text:style-name="Frame_20_contents"><text:span text:style-name="T1"><text:tab/><text:tab/>int myX = getBlobX(1);</text:span></text:p><text:p text:style-name="P1"/><text:p text:style-name="Frame_20_contents"><text:span text:style-name="T1">// Turns right until aligned with Blob</text:span></text:p><text:p text:style-name="Frame_20_contents"><text:span text:style-name="T1"><text:tab/><text:tab/>while(myX &lt; 185 || myX &gt; 205)</text:span></text:p><text:p text:style-name="Frame_20_contents"><text:span text:style-name="T1"><text:tab/><text:tab/>{</text:span></text:p><text:p text:style-name="Frame_20_contents"><text:span text:style-name="T1"><text:tab/><text:tab/><text:tab/>rotate(-7);</text:span></text:p><text:p text:style-name="Frame_20_contents"><text:span text:style-name="T1"><text:tab/><text:tab/><text:tab/>myX = getBlobX(1);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<text:tab/><text:tab/>rotate(0);</text:span></text:p><text:p text:style-name="Frame_20_contents"><text:span text:style-name="T1"><text:tab/><text:tab/>wait(10);</text:span></text:p><text:p text:style-name="Frame_20_contents"><text:span text:style-name="T1"><text:tab/><text:tab/></text:span></text:p><text:p text:style-name="Frame_20_contents"><text:span text:style-name="T1">//get median to Block from 2 Sensors</text:span></text:p><text:p text:style-name="Frame_20_contents"><text:span text:style-name="T1"><text:tab/><text:tab/>int distToBlock = (getSonarRange(3) + getSonarRange(4)) / 2;</text:span></text:p><text:p text:style-name="P1"/><text:p text:style-name="Frame_20_contents"><text:span text:style-name="T1">// Medium range medium speed</text:span></text:p><text:p text:style-name="Frame_20_contents"><text:span text:style-name="T1"><text:tab/><text:tab/>while(getSonarRange(3) &gt; 800 &amp;&amp; getSonarRange(4) &gt; 800)</text:span></text:p><text:p text:style-name="Frame_20_contents"><text:span text:style-name="T1"><text:tab/><text:tab/>{</text:span></text:p><text:p text:style-name="Frame_20_contents"><text:span text:style-name="T1"><text:tab/><text:tab/><text:tab/>speed(130);</text:span></text:p><text:p text:style-name="Frame_20_contents"><text:span text:style-name="T1"><text:tab/><text:tab/><text:tab/>myX = getBlobX(1);</text:span></text:p><text:p text:style-name="Frame_20_contents"><text:span text:style-name="T1"><text:tab/><text:tab/><text:tab/>// turn left</text:span></text:p><text:p text:style-name="Frame_20_contents"><text:span text:style-name="T1"><text:tab/><text:tab/><text:tab/>if(myX &lt; 196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5);</text:span></text:p><text:p text:style-name="Frame_20_contents"><text:span text:style-name="T1"><text:tab/><text:tab/><text:tab/>}</text:span></text:p><text:p text:style-name="Frame_20_contents"><text:span text:style-name="T1"><text:tab/><text:tab/><text:tab/>// turn right</text:span></text:p><text:p text:style-name="Frame_20_contents"><text:span text:style-name="T1"><text:tab/><text:tab/><text:tab/>if(myX &gt; 194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-5);</text:span></text:p><text:p text:style-name="Frame_20_contents"><text:span text:style-name="T1"><text:tab/><text:tab/><text:tab/>}</text:span></text:p><text:p text:style-name="Frame_20_contents"><text:span text:style-name="T1"><text:tab/><text:tab/><text:tab/>if(myX == 195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0);</text:span></text:p><text:p text:style-name="Frame_20_contents"><text:span text:style-name="T1"><text:tab/><text:tab/><text:tab/>}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//Close range slow speed</text:span></text:p><text:p text:style-name="Frame_20_contents"><text:span text:style-name="T1"><text:tab/><text:tab/>while(getSonarRange(3) &gt; 500 &amp;&amp; getSonarRange(4) &gt; 500)</text:span></text:p><text:p text:style-name="Frame_20_contents"><text:span text:style-name="T1"><text:tab/><text:tab/>{</text:span></text:p><text:p text:style-name="Frame_20_contents"><text:span text:style-name="T1"><text:tab/><text:tab/><text:tab/>speed(70);</text:span></text:p><text:p text:style-name="Frame_20_contents"><text:span text:style-name="T1"><text:tab/><text:tab/><text:tab/>myX = getBlobX(1);</text:span></text:p><text:p text:style-name="Frame_20_contents"><text:span text:style-name="T1"><text:tab/><text:tab/><text:tab/>// turn left</text:span></text:p><text:p text:style-name="Frame_20_contents"><text:span text:style-name="T1"><text:tab/><text:tab/><text:tab/>if(myX &lt; 195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3);</text:span></text:p><text:p text:style-name="Frame_20_contents"><text:span text:style-name="T1"><text:tab/><text:tab/><text:tab/>}</text:span></text:p><text:p text:style-name="Frame_20_contents"><text:span text:style-name="T1"><text:tab/><text:tab/><text:tab/>// turn right</text:span></text:p><text:p text:style-name="Frame_20_contents"><text:span text:style-name="T1"><text:tab/><text:tab/><text:tab/>if(myX &gt; 195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-3);</text:span></text:p><text:p text:style-name="Frame_20_contents"><text:span text:style-name="T1"><text:tab/><text:tab/><text:tab/>}</text:span></text:p><text:p text:style-name="Frame_20_contents"><text:span text:style-name="T1"><text:tab/><text:tab/><text:tab/>if(myX == 195)</text:span></text:p><text:p text:style-name="Frame_20_contents"><text:span text:style-name="T1"><text:tab/><text:tab/><text:tab/>{</text:span></text:p><text:p text:style-name="Frame_20_contents"><text:span text:style-name="T1"><text:tab/><text:tab/><text:tab/><text:tab/>rotate(0);</text:span></text:p><text:p text:style-name="Frame_20_contents"><text:span text:style-name="T1"><text:tab/><text:tab/><text:tab/>}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<text:tab/><text:tab/></text:span></text:p><text:p text:style-name="Frame_20_contents"><text:span text:style-name="T1"><text:tab/><text:tab/>######### Fortsetzung auf nächster Seite!!!###########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draw:custom-shape text:anchor-type="char" draw:z-index="9" draw:name="Textfeld 1416902338" draw:style-name="gr3" draw:text-style-name="P12" svg:width="6.615in" svg:height="6.4669in" svg:x="0in" svg:y="0.128in"><text:p text:style-name="Frame_20_contents"><text:span text:style-name="T1">//Stop and open Claw</text:span></text:p><text:p text:style-name="Frame_20_contents"><text:span text:style-name="T1"><text:tab/><text:tab/>speed(0);</text:span></text:p><text:p text:style-name="Frame_20_contents"><text:span text:style-name="T1"><text:tab/><text:tab/>rotate(0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</text:span></text:p><text:p text:style-name="Frame_20_contents"><text:span text:style-name="T1">//Move closer to Block using Sonar</text:span></text:p><text:p text:style-name="Frame_20_contents"><text:span text:style-name="T1"><text:tab/><text:tab/>while(getSonarRange(3) &gt; 178 &amp;&amp; getSonarRange(4) &gt; 178)</text:span></text:p><text:p text:style-name="Frame_20_contents"><text:span text:style-name="T1"><text:tab/><text:tab/>{</text:span></text:p><text:p text:style-name="Frame_20_contents"><text:span text:style-name="T1"><text:tab/><text:tab/><text:tab/>speed(50);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<text:tab/><text:tab/>speed(0);</text:span></text:p><text:p text:style-name="Frame_20_contents"><text:span text:style-name="T1"><text:tab/><text:tab/>wait(10);</text:span></text:p><text:p text:style-name="Frame_20_contents"><text:span text:style-name="T1"><text:tab/><text:tab/></text:span></text:p><text:p text:style-name="Frame_20_contents"><text:span text:style-name="T1">//Close Grip and lift block</text:span></text:p><text:p text:style-name="Frame_20_contents"><text:span text:style-name="T1"><text:tab/><text:tab/>gripClose();</text:span></text:p><text:p text:style-name="Frame_20_contents"><text:span text:style-name="T1"><text:tab/><text:tab/>liftUp();</text:span></text:p><text:p text:style-name="Frame_20_contents"><text:span text:style-name="T1"><text:tab/><text:tab/>wait(50);</text:span></text:p><text:p text:style-name="Frame_20_contents"><text:span text:style-name="T1"><text:tab/><text:tab/></text:span></text:p><text:p text:style-name="Frame_20_contents"><text:span text:style-name="T1">// Move backwards to start.</text:span></text:p><text:p text:style-name="Frame_20_contents"><text:span text:style-name="T1"><text:tab/><text:tab/>move(-(distToBlock));</text:span></text:p><text:p text:style-name="Frame_20_contents"><text:span text:style-name="T1"><text:tab/><text:tab/>turn(90);</text:span></text:p><text:p text:style-name="Frame_20_contents"><text:span text:style-name="T1"><text:tab/><text:tab/></text:span></text:p><text:p text:style-name="Frame_20_contents"><text:span text:style-name="T1">//set camera to look right</text:span></text:p><text:p text:style-name="Frame_20_contents"><text:span text:style-name="T1"><text:tab/><text:tab/>panTilt(-90, -5);</text:span></text:p><text:p text:style-name="Frame_20_contents"><text:span text:style-name="T1"><text:tab/><text:tab/> </text:span></text:p><text:p text:style-name="Frame_20_contents"><text:span text:style-name="T1"><text:tab/><text:tab/>myX = getBlobX(2);</text:span></text:p><text:p text:style-name="Frame_20_contents"><text:span text:style-name="T1"><text:tab/><text:tab/>while(myX &lt; 195)</text:span></text:p><text:p text:style-name="Frame_20_contents"><text:span text:style-name="T1"><text:tab/><text:tab/>{</text:span></text:p><text:p text:style-name="Frame_20_contents"><text:span text:style-name="T1"><text:tab/><text:tab/><text:tab/>myX = getBlobX(2);</text:span></text:p><text:p text:style-name="Frame_20_contents"><text:span text:style-name="T1"><text:tab/><text:tab/><text:tab/>speed(200);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<text:tab/><text:tab/>speed(0);</text:span></text:p><text:p text:style-name="Frame_20_contents"><text:span text:style-name="T1"><text:tab/><text:tab/>turn(-90);</text:span></text:p><text:p text:style-name="Frame_20_contents"><text:span text:style-name="T1"><text:tab/><text:tab/>panTilt(0,0);</text:span></text:p><text:p text:style-name="Frame_20_contents"><text:span text:style-name="T1"><text:tab/><text:tab/></text:span></text:p><text:p text:style-name="Frame_20_contents"><text:span text:style-name="T1"><text:tab/><text:tab/>move(distToBlock);</text:span></text:p><text:p text:style-name="Frame_20_contents"><text:span text:style-name="T1"><text:tab/><text:tab/>wait(10);</text:span></text:p><text:p text:style-name="Frame_20_contents"><text:span text:style-name="T1"><text:tab/><text:tab/>liftDown();</text:span></text:p><text:p text:style-name="Frame_20_contents"><text:span text:style-name="T1"><text:tab/><text:tab/>gripOpen();</text:span></text:p><text:p text:style-name="Frame_20_contents"><text:span text:style-name="T1"><text:tab/><text:tab/>wait(50);</text:span></text:p><text:p text:style-name="Frame_20_contents"><text:span text:style-name="T1"><text:tab/><text:tab/></text:span></text:p><text:p text:style-name="Frame_20_contents"><text:span text:style-name="T1"><text:tab/><text:tab/>move(-100);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Fortsetzung Transport3</text:span></text:p>
      <text:p text:style-name="P6"/>
      <text:p text:style-name="P6"/>
      <text:p text:style-name="P6"/>
      <text:p text:style-name="P9"><draw:custom-shape text:anchor-type="char" draw:z-index="10" draw:name="Textfeld 824607931" draw:style-name="gr3" draw:text-style-name="P12" svg:width="6.615in" svg:height="10.3315in" svg:x="0in" svg:y="0.128in"><text:p text:style-name="Frame_20_contents"><text:span text:style-name="T1">package thi.irobcon.app.behaviour.rightangledock;</text:span></text:p><text:p text:style-name="P1"/><text:p text:style-name="Frame_20_contents"><text:span text:style-name="T1">import thi.irobcon.saphira.desire.DesRotVel;</text:span></text:p><text:p text:style-name="Frame_20_contents"><text:span text:style-name="T1">import thi.irobcon.saphira.lps.Pose;</text:span></text:p><text:p text:style-name="Frame_20_contents"><text:span text:style-name="T1">import thi.irobcon.saphira.reactive.Behaviour;</text:span></text:p><text:p text:style-name="P1"/><text:p text:style-name="Frame_20_contents"><text:span text:style-name="T1">public class BehAlign extends Behaviour {</text:span></text:p><text:p text:style-name="P1"/><text:p text:style-name="Frame_20_contents"><text:span text:style-name="T1"><text:tab/>protected int tolerance;</text:span></text:p><text:p text:style-name="Frame_20_contents"><text:span text:style-name="T1"><text:tab/>protected int rotVel;</text:span></text:p><text:p text:style-name="Frame_20_contents"><text:span text:style-name="T1"><text:tab/></text:span></text:p><text:p text:style-name="Frame_20_contents"><text:span text:style-name="T1">public BehAlign(String behName, int tolerance, int rotVel) {</text:span></text:p><text:p text:style-name="Frame_20_contents"><text:span text:style-name="T1"><text:tab/>super(behName);</text:span></text:p><text:p text:style-name="Frame_20_contents"><text:span text:style-name="T1"><text:tab/>this.tolerance = tolerance;</text:span></text:p><text:p text:style-name="Frame_20_contents"><text:span text:style-name="T1"><text:tab/>this.rotVel = rotVel;</text:span></text:p><text:p text:style-name="Frame_20_contents"><text:span text:style-name="T1">}</text:span></text:p><text:p text:style-name="P1"/><text:p text:style-name="Frame_20_contents"><text:span text:style-name="T1">public void fire() {</text:span></text:p><text:p text:style-name="Frame_20_contents"><text:span text:style-name="T1"><text:tab/> <text:s/>int leftDist =0; int rightDist = 0;</text:span></text:p><text:p text:style-name="Frame_20_contents"><text:span text:style-name="T1"><text:tab/> <text:s/>Pose relObstaclePose = new Pose();</text:span></text:p><text:p text:style-name="P1"/><text:p text:style-name="P1"/><text:p text:style-name="Frame_20_contents"><text:span text:style-name="T1"><text:tab/> <text:s/>// Mit Sonaren explizit</text:span></text:p><text:p text:style-name="Frame_20_contents"><text:span text:style-name="T1"><text:tab/> <text:s/>leftDist = robot.getSonarRange(3);</text:span></text:p><text:p text:style-name="Frame_20_contents"><text:span text:style-name="T1"><text:tab/> <text:s/>rightDist = robot.getSonarRange(4); </text:span></text:p><text:p text:style-name="P1"/><text:p text:style-name="Frame_20_contents"><text:span text:style-name="T1">/*</text:span></text:p><text:p text:style-name="Frame_20_contents"><text:span text:style-name="T1"><text:tab/> <text:s/>// Mit Kegel</text:span></text:p><text:p text:style-name="Frame_20_contents"><text:span text:style-name="T1"><text:tab/> <text:s/>leftDist = (int) <text:s/>(robot.checkPolar(2, 10, relObstaclePose) - </text:span></text:p><text:p text:style-name="Frame_20_contents"><text:span text:style-name="T1"><text:tab/><text:tab/> <text:s text:c="5"/>robot.getRadius());</text:span></text:p><text:p text:style-name="Frame_20_contents"><text:span text:style-name="T1"><text:tab/> <text:s/>System.out.println( "Position linkes Hindernis: (" + relObstaclePose.getX() + "," +</text:span></text:p><text:p text:style-name="Frame_20_contents"><text:span text:style-name="T1"><text:tab/><text:tab/><text:tab/> <text:s/>relObstaclePose.getY() + ")");</text:span></text:p><text:p text:style-name="Frame_20_contents"><text:span text:style-name="T1"><text:tab/> <text:s/>rightDist = (int) (robot.checkPolar(-10, -2, null) - </text:span></text:p><text:p text:style-name="Frame_20_contents"><text:span text:style-name="T1"><text:tab/><text:tab/> <text:s text:c="5"/>robot.getRadius()); </text:span></text:p><text:p text:style-name="Frame_20_contents"><text:span text:style-name="T1"><text:tab/></text:span></text:p><text:p text:style-name="Frame_20_contents"><text:span text:style-name="T1">*/</text:span></text:p><text:p text:style-name="Frame_20_contents"><text:span text:style-name="T1">/*<text:tab/> <text:s/>// Mit Box</text:span></text:p><text:p text:style-name="Frame_20_contents"><text:span text:style-name="T1"><text:tab/> <text:s/>leftDist = (int) <text:s/>(robot.checkBox(2500, 500, 100, 100,</text:span></text:p><text:p text:style-name="Frame_20_contents"><text:span text:style-name="T1"><text:tab/> <text:s text:c="20"/><text:tab/>relObstaclePose) - robot.getRadius());</text:span></text:p><text:p text:style-name="P1"/><text:p text:style-name="Frame_20_contents"><text:span text:style-name="T1"><text:tab/> <text:s/>System.out.println("Left obstacle at relative position (" + relObstaclePose.getX() + </text:span></text:p><text:p text:style-name="Frame_20_contents"><text:span text:style-name="T1"><text:tab/><text:tab/><text:tab/><text:tab/>"," + relObstaclePose.getY() + </text:span></text:p><text:p text:style-name="Frame_20_contents"><text:span text:style-name="T1"><text:tab/><text:tab/><text:tab/><text:tab/>"," + relObstaclePose.getTh() + ") in distance " + </text:span></text:p><text:p text:style-name="Frame_20_contents"><text:span text:style-name="T1"><text:tab/><text:tab/><text:tab/><text:tab/>(leftDist + robot.getRadius()));</text:span></text:p><text:p text:style-name="P1"/><text:p text:style-name="Frame_20_contents"><text:span text:style-name="T1"><text:tab/> <text:s/>rightDist = (int) <text:s/>(robot.checkBox(2500, -500, 100, -100, null) </text:span></text:p><text:p text:style-name="Frame_20_contents"><text:span text:style-name="T1"><text:tab/><text:tab/><text:tab/><text:tab/><text:tab/><text:tab/><text:tab/>- robot.getRadius());</text:span></text:p><text:p text:style-name="P1"/><text:p text:style-name="Frame_20_contents"><text:span text:style-name="T1"><text:tab/> <text:s/>// Mit Positionsauswertung</text:span></text:p><text:p text:style-name="Frame_20_contents"><text:span text:style-name="T1"><text:tab/> <text:s/>Pose robPose = robot.getPose();</text:span></text:p><text:p text:style-name="Frame_20_contents"><text:span text:style-name="T1"><text:tab/> <text:s/>System.out.println("Robot at position (" + robPose.getX() + </text:span></text:p><text:p text:style-name="Frame_20_contents"><text:span text:style-name="T1"><text:tab/><text:tab/><text:tab/><text:tab/>"," + robPose.getY() + </text:span></text:p><text:p text:style-name="Frame_20_contents"><text:span text:style-name="T1"><text:tab/><text:tab/><text:tab/><text:tab/>"," + robPose.getTh() + ")");</text:span></text:p><text:p text:style-name="P1"/><text:p text:style-name="Frame_20_contents"><text:span text:style-name="T1"><text:tab/> <text:s/>Pose absObstaclePose = new Pose(robPose.getX() + <text:s/>relObstaclePose.getX(), </text:span></text:p><text:p text:style-name="Frame_20_contents"><text:span text:style-name="T1"><text:tab/> <text:s/><text:tab/><text:tab/><text:tab/>robPose.getY() + <text:s/>relObstaclePose.getY(), </text:span></text:p><text:p text:style-name="Frame_20_contents"><text:span text:style-name="T1"><text:tab/><text:tab/><text:tab/><text:tab/>robPose.getTh() + <text:s/>relObstaclePose.getTh() );</text:span></text:p><text:p text:style-name="P1"/><text:p text:style-name="Frame_20_contents"><text:span text:style-name="T1"><text:tab/> <text:s/>System.out.println("Left obstacle at absolute position (" + absObstaclePose.getX() + </text:span></text:p><text:p text:style-name="Frame_20_contents"><text:span text:style-name="T1"><text:tab/><text:tab/><text:tab/><text:tab/>"," + absObstaclePose.getY() + </text:span></text:p><text:p text:style-name="Frame_20_contents"><text:span text:style-name="T1"><text:tab/><text:tab/><text:tab/><text:tab/>"," + absObstaclePose.getTh() + ")");</text:span></text:p><text:p text:style-name="P1"/><text:p text:style-name="Frame_20_contents"><text:span text:style-name="T1"><text:tab/> <text:s/>double distLeft = robPose.findDistanceTo( absObstaclePose );</text:span></text:p><text:p text:style-name="Frame_20_contents"><text:span text:style-name="T1"><text:tab/> <text:s/>double angleLeft = robPose.findAngleTo( absObstaclePose );</text:span></text:p><text:p text:style-name="P1"/><text:p text:style-name="Frame_20_contents"><text:span text:style-name="T1"><text:tab/> <text:s/>System.out.println("Validating distance = " + distLeft + " and angle " + angleLeft );</text:span></text:p><text:p text:style-name="Frame_20_contents"><text:span text:style-name="T1">*/<text:tab/> <text:s/></text:span></text:p><text:p text:style-name="Frame_20_contents"><text:span text:style-name="T1"><text:tab/> <text:s/>// Kurskorrektur</text:span></text:p><text:p text:style-name="Frame_20_contents"><text:span text:style-name="T1"><text:tab/> <text:s/>System.out.println("Front Left = " + leftDist + " Front Right = " + rightDist);</text:span></text:p><text:p text:style-name="P1"/><text:p text:style-name="Frame_20_contents"><text:span text:style-name="T1"><text:tab/> <text:s/>if ( leftDist - rightDist &gt; tolerance)</text:span></text:p><text:p text:style-name="Frame_20_contents"><text:span text:style-name="T1"><text:tab/> <text:s/>{</text:span></text:p><text:p text:style-name="Frame_20_contents"><text:span text:style-name="T1"><text:tab/><text:tab/> <text:s/>addDesire(new DesRotVel(-rotVel, 1.0));</text:span></text:p><text:p text:style-name="Frame_20_contents"><text:span text:style-name="T1"><text:tab/><text:tab/> <text:s/>System.out.println( "Turn right" );</text:span></text:p><text:p text:style-name="Frame_20_contents"><text:span text:style-name="T1"><text:tab/> <text:s/>}</text:span></text:p><text:p text:style-name="Frame_20_contents"><text:span text:style-name="T1"><text:tab/> <text:s/>else if ( rightDist - leftDist &gt; tolerance)</text:span></text:p><text:p text:style-name="Frame_20_contents"><text:span text:style-name="T1"><text:tab/> <text:s/>{</text:span></text:p><text:p text:style-name="Frame_20_contents"><text:span text:style-name="T1"><text:tab/><text:tab/> <text:s/>addDesire(new DesRotVel(rotVel, 1.0));</text:span></text:p><text:p text:style-name="Frame_20_contents"><text:span text:style-name="T1"><text:tab/><text:tab/> <text:s/>System.out.println( "Turn left" );</text:span></text:p><text:p text:style-name="Frame_20_contents"><text:span text:style-name="T1"><text:tab/> <text:s/>}</text:span></text:p><text:p text:style-name="Frame_20_contents"><text:span text:style-name="T1"><text:tab/> <text:s/>else addDesire(new DesRotVel(0, 0.5));</text:span></text:p><text:p text:style-name="Frame_20_contents"><text:span text:style-name="T1"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BehAlign</text:span></text:p>
      <text:p text:style-name="P6"><text:soft-page-break/></text:p>
      <text:p text:style-name="Standard"><text:span text:style-name="T1">BehEdgeDock</text:span></text:p>
      <text:p text:style-name="P6"><draw:custom-shape text:anchor-type="char" draw:z-index="11" draw:name="Textfeld 1508723192" draw:style-name="gr2" draw:text-style-name="P12" svg:width="6.615in" svg:height="4.6925in" svg:x="0in" svg:y="0in"><text:p text:style-name="Frame_20_contents"><text:span text:style-name="T1">public class BehEdgeDock extends Behaviour {</text:span></text:p><text:p text:style-name="P1"/><text:p text:style-name="Frame_20_contents"><text:span text:style-name="T1"><text:tab/>protected int tolerance;</text:span></text:p><text:p text:style-name="Frame_20_contents"><text:span text:style-name="T1"><text:tab/>private boolean foundWall = false;</text:span></text:p><text:p text:style-name="Frame_20_contents"><text:span text:style-name="T1"><text:tab/></text:span></text:p><text:p text:style-name="Frame_20_contents"><text:span text:style-name="T1"><text:tab/>public BehEdgeDock(String behName) {</text:span></text:p><text:p text:style-name="Frame_20_contents"><text:span text:style-name="T1"><text:tab/><text:tab/>super(behName);</text:span></text:p><text:p text:style-name="Frame_20_contents"><text:span text:style-name="T1"><text:tab/>}</text:span></text:p><text:p text:style-name="Frame_20_contents"><text:span text:style-name="T1"><text:tab/></text:span></text:p><text:p text:style-name="Frame_20_contents"><text:span text:style-name="T1"><text:tab/>public void fire() {</text:span></text:p><text:p text:style-name="Frame_20_contents"><text:span text:style-name="T1"><text:tab/><text:tab/></text:span></text:p><text:p text:style-name="Frame_20_contents"><text:span text:style-name="T1"><text:tab/><text:tab/>int dist = robot.getSonarRange(3);</text:span></text:p><text:p text:style-name="Frame_20_contents"><text:span text:style-name="T1"><text:tab/><text:tab/><text:tab/></text:span></text:p><text:p text:style-name="Frame_20_contents"><text:span text:style-name="T1"><text:tab/><text:tab/>if(!foundWall){</text:span></text:p><text:p text:style-name="Frame_20_contents"><text:span text:style-name="T1"><text:tab/><text:tab/><text:tab/>if ( dist &lt;= 1000 )</text:span></text:p><text:p text:style-name="Frame_20_contents"><text:span text:style-name="T1"><text:tab/><text:tab/> <text:s/><text:tab/>{</text:span></text:p><text:p text:style-name="Frame_20_contents"><text:span text:style-name="T1"><text:tab/><text:tab/><text:tab/><text:tab/>System.out.println( "Wand 1 Found" );</text:span></text:p><text:p text:style-name="Frame_20_contents"><text:span text:style-name="T1"><text:tab/><text:tab/><text:tab/><text:tab/></text:span></text:p><text:p text:style-name="Frame_20_contents"><text:span text:style-name="T1"><text:tab/><text:tab/><text:tab/><text:tab/></text:span></text:p><text:p text:style-name="Frame_20_contents"><text:span text:style-name="T1"><text:tab/><text:tab/><text:tab/><text:tab/>foundWall = true;</text:span></text:p><text:p text:style-name="Frame_20_contents"><text:span text:style-name="T1"><text:tab/><text:tab/><text:tab/><text:tab/>addDesire(new DesTransVel(0, 0.8));</text:span></text:p><text:p text:style-name="Frame_20_contents"><text:span text:style-name="T1"><text:tab/><text:tab/><text:tab/>}</text:span></text:p><text:p text:style-name="Frame_20_contents"><text:span text:style-name="T1"><text:tab/><text:tab/>}else {</text:span></text:p><text:p text:style-name="Frame_20_contents"><text:span text:style-name="T1"><text:tab/><text:tab/><text:tab/>if (dist &lt;= 1000){</text:span></text:p><text:p text:style-name="Frame_20_contents"><text:span text:style-name="T1"><text:tab/><text:tab/><text:tab/><text:tab/>System.out.println("Wand 2 Found");</text:span></text:p><text:p text:style-name="P1"/><text:p text:style-name="Frame_20_contents"><text:span text:style-name="T1"><text:tab/><text:tab/><text:tab/><text:tab/>success();</text:span></text:p><text:p text:style-name="Frame_20_contents"><text:span text:style-name="T1"><text:tab/><text:tab/><text:tab/>}</text:span></text:p><text:p text:style-name="Frame_20_contents"><text:span text:style-name="T1"><text:tab/><text:tab/>}</text:span></text:p><text:p text:style-name="Frame_20_contents"><text:span text:style-name="T1"><text:tab/><text:tab/></text:span></text:p><text:p text:style-name="Frame_20_contents"><text:span text:style-name="T1"><text:tab/><text:tab/> <text:s/>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Standard"><text:span text:style-name="T1">BehSafeDock:</text:span></text:p>
      <text:p text:style-name="P6"><draw:custom-shape text:anchor-type="char" draw:z-index="12" draw:name="Textfeld 463939698" draw:style-name="gr1" draw:text-style-name="P12" svg:width="6.615in" svg:height="4.6197in" svg:x="0in" svg:y="0.1165in"><text:p text:style-name="Frame_20_contents"><text:span text:style-name="T1">package thi.irobcon.app.behaviour.rightangledock;</text:span></text:p><text:p text:style-name="P1"/><text:p text:style-name="Frame_20_contents"><text:span text:style-name="T1">import thi.irobcon.saphira.desire.DesRotVel;</text:span></text:p><text:p text:style-name="Frame_20_contents"><text:span text:style-name="T1">import thi.irobcon.saphira.desire.DesTransVel;</text:span></text:p><text:p text:style-name="Frame_20_contents"><text:span text:style-name="T1">import thi.irobcon.saphira.lps.Pose;</text:span></text:p><text:p text:style-name="Frame_20_contents"><text:span text:style-name="T1">import thi.irobcon.saphira.reactive.Behaviour;</text:span></text:p><text:p text:style-name="P1"/><text:p text:style-name="Frame_20_contents"><text:span text:style-name="T1">public class BehSafeDock extends Behaviour {</text:span></text:p><text:p text:style-name="P1"/><text:p text:style-name="Frame_20_contents"><text:span text:style-name="T1"><text:tab/>protected int tolerance;</text:span></text:p><text:p text:style-name="Frame_20_contents"><text:span text:style-name="T1"><text:tab/></text:span></text:p><text:p text:style-name="Frame_20_contents"><text:span text:style-name="T1"><text:tab/>public BehSafeDock(String behName) {</text:span></text:p><text:p text:style-name="Frame_20_contents"><text:span text:style-name="T1"><text:tab/><text:tab/>super(behName);</text:span></text:p><text:p text:style-name="Frame_20_contents"><text:span text:style-name="T1"><text:tab/>}</text:span></text:p><text:p text:style-name="Frame_20_contents"><text:span text:style-name="T1"><text:tab/></text:span></text:p><text:p text:style-name="Frame_20_contents"><text:span text:style-name="T1"><text:tab/>public void fire() {</text:span></text:p><text:p text:style-name="Frame_20_contents"><text:span text:style-name="T1"><text:tab/><text:tab/> <text:s/>int leftObst = 0; int rightObst = 0;</text:span></text:p><text:p text:style-name="Frame_20_contents"><text:span text:style-name="T1"><text:tab/> </text:span></text:p><text:p text:style-name="Frame_20_contents"><text:span text:style-name="T1"><text:tab/><text:tab/> <text:s/></text:span></text:p><text:p text:style-name="Frame_20_contents"><text:span text:style-name="T1"><text:tab/><text:tab/> <text:s/>leftObst = robot.getSonarRange(0);</text:span></text:p><text:p text:style-name="Frame_20_contents"><text:span text:style-name="T1"><text:tab/><text:tab/> <text:s/>rightObst = robot.getSonarRange(7);</text:span></text:p><text:p text:style-name="Frame_20_contents"><text:span text:style-name="T1"><text:tab/><text:tab/> <text:s/></text:span></text:p><text:p text:style-name="Frame_20_contents"><text:span text:style-name="T1"><text:tab/><text:tab/> <text:s/>if(leftObst &lt; 1500 || rightObst &lt; 1500){</text:span></text:p><text:p text:style-name="Frame_20_contents"><text:span text:style-name="T1"><text:tab/><text:tab/><text:tab/> <text:s/>addDesire(new DesTransVel(0, 0.7));</text:span></text:p><text:p text:style-name="Frame_20_contents"><text:span text:style-name="T1"><text:tab/><text:tab/><text:tab/> <text:s/>addDesire(new DesRotVel(0, 1.0));</text:span></text:p><text:p text:style-name="Frame_20_contents"><text:span text:style-name="T1"><text:tab/><text:tab/><text:tab/> <text:s/>System.out.println("SafeDock -- Stop!!!");</text:span></text:p><text:p text:style-name="Frame_20_contents"><text:span text:style-name="T1"><text:tab/><text:tab/> <text:s/>}</text:span></text:p><text:p text:style-name="Frame_20_contents"><text:span text:style-name="T1"><text:tab/><text:tab/> <text:s/></text:span></text:p><text:p text:style-name="Frame_20_contents"><text:span text:style-name="T1"><text:tab/><text:tab/> <text:s/>// Kurskorrektur</text:span></text:p><text:p text:style-name="Frame_20_contents"><text:span text:style-name="T1"><text:tab/><text:tab/> <text:s/>System.out.println("Left = " + leftObst + " right = " + rightObst);</text:span></text:p><text:p text:style-name="Frame_20_contents"><text:span text:style-name="T1"><text:tab/></text:span></text:p><text:p text:style-name="Frame_20_contents"><text:span text:style-name="T1"><text:tab/>}</text:span></text:p><text:p text:style-name="Frame_20_contents"><text:span text:style-name="T1">}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"/>
      <text:p text:style-name="P6"/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de" fo:country="DE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>
      <style:text-properties style:letter-kerning="false"/>
    </style:style>
    <style:style style:name="Fußzeile_20_Zchn" style:display-name="Fußzeile Zchn" style:family="text" style:parent-style-name="Default_20_Paragraph_20_Font" loext:linked-style-name="Footer">
      <style:text-properties style:letter-kern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ah Gerstlauer</meta:initial-creator>
    <meta:editing-cycles>11</meta:editing-cycles>
    <meta:creation-date>2023-06-29T19:04:00</meta:creation-date>
    <dc:date>2023-07-04T13:58:59.637873567</dc:date>
    <meta:editing-duration>PT6M45S</meta:editing-duration>
    <meta:generator>LibreOffice/7.3.7.2$Linux_X86_64 LibreOffice_project/30$Build-2</meta:generator>
    <meta:document-statistic meta:table-count="2" meta:image-count="0" meta:object-count="0" meta:page-count="11" meta:paragraph-count="641" meta:word-count="1547" meta:character-count="13677" meta:non-whitespace-character-count="11513"/>
    <meta:user-defined meta:name="AppVersion">16.0000</meta:user-defined>
    <meta:template xlink:type="simple" xlink:actuate="onRequest" xlink:title="Normal.dotm" xlink:href=""/>
  </office:meta>
</office:document-meta>
</file>